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4pt" fo:language="ca" fo:country="ES" style:text-underline-style="solid" style:text-underline-width="auto" style:text-underline-color="font-color" officeooo:rsid="0015c71b" officeooo:paragraph-rsid="000df31d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20pt" fo:language="ca" fo:country="ES" officeooo:rsid="0015c71b" officeooo:paragraph-rsid="000df31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fo:language="ca" fo:country="ES" officeooo:rsid="000df31d" officeooo:paragraph-rsid="000df31d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AVAFX PROJECTE</text:p>
      <text:p text:style-name="P3">COM POSAR EN MARX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Adrià Aubanell</text:p>
      <text:p text:style-name="P1">Joel Plaz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8T19:45:20.979187475</meta:creation-date>
    <dc:date>2020-04-29T10:04:47.637608033</dc:date>
    <meta:editing-duration>PT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0" meta:character-count="57" meta:non-whitespace-character-count="51"/>
  </office:meta>
</office:document-meta>
</file>